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 fo:letter-spacing="normal" fo:font-style="normal" fo:font-weight="bold" loext:padding-left="0cm" loext:padding-right="0cm" loext:padding-top="0cm" loext:padding-bottom="0.049cm" loext:border-left="none" loext:border-right="none" loext:border-top="none" loext:border-bottom="0.06pt solid #888888"/>
    </style:style>
    <style:style style:name="P11"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courier new" fo:font-size="9pt"/>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ones on the Table</text:p>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6">standard output</text:p>
      <text:p text:style-name="P7">There are <text:span text:style-name="T2">n</text:span> stones on the table in a row, each of them can be red, green or blue. Count the minimum number of stones to take from the table so that any two neighboring stones had different colors. Stones in a row are considered neighboring if there are no other stones between them.</text:p>
      <text:p text:style-name="P9">Input</text:p>
      <text:p text:style-name="P7">The first line contains integer <text:span text:style-name="T2">n</text:span> <text:span text:style-name="T1">(1 ≤ </text:span><text:span text:style-name="T2">n</text:span><text:span text:style-name="T1"> ≤ 50)</text:span> — the number of stones on the table.</text:p>
      <text:p text:style-name="P7">The next line contains string <text:span text:style-name="T2">s</text:span>, which represents the colors of the stones. We'll consider the stones in the row numbered from <text:span text:style-name="T1">1</text:span> to <text:span text:style-name="T2">n</text:span> from left to right. Then the <text:span text:style-name="T2">i</text:span>-th character <text:span text:style-name="T2">s</text:span> equals "<text:span text:style-name="T3">R</text:span>", if the <text:span text:style-name="T2">i</text:span>-th stone is red, "<text:span text:style-name="T3">G</text:span>", if it's green and "<text:span text:style-name="T3">B</text:span>", if it's blue.</text:p>
      <text:p text:style-name="P9">Output</text:p>
      <text:p text:style-name="P7">Print a single integer — the answer to the problem.</text:p>
      <text:p text:style-name="P8">Examples</text:p>
      <text:p text:style-name="P10">input</text:p>
      <text:section text:style-name="Sect1" text:name="id001136090806934078">
        <text:p text:style-name="P11">Copy</text:p>
      </text:section>
      <text:p text:style-name="P1"><text:bookmark text:name="id0048810013897875093"/>3</text:p>
      <text:p text:style-name="P2">RRG</text:p>
      <text:p text:style-name="P10">output</text:p>
      <text:section text:style-name="Sect1" text:name="id0012593630785164778">
        <text:p text:style-name="P11">Copy</text:p>
      </text:section>
      <text:p text:style-name="P1"><text:bookmark text:name="id0042537022243139355"/>1</text:p>
      <text:p text:style-name="P10">input</text:p>
      <text:section text:style-name="Sect1" text:name="id002602605666124731">
        <text:p text:style-name="P11">Copy</text:p>
      </text:section>
      <text:p text:style-name="P1"><text:bookmark text:name="id00740623705674645"/>5</text:p>
      <text:p text:style-name="P2">RRRRR</text:p>
      <text:p text:style-name="P10">output</text:p>
      <text:section text:style-name="Sect1" text:name="id007719114908945361">
        <text:p text:style-name="P11">Copy</text:p>
      </text:section>
      <text:p text:style-name="P1"><text:bookmark text:name="id004350240902934881"/>4</text:p>
      <text:p text:style-name="P10">input</text:p>
      <text:section text:style-name="Sect1" text:name="id002875672329517476">
        <text:p text:style-name="P11">Copy</text:p>
      </text:section>
      <text:p text:style-name="P1"><text:bookmark text:name="id002751973777581076"/>4</text:p>
      <text:p text:style-name="P2">BRBG</text:p>
      <text:p text:style-name="P10">output</text:p>
      <text:section text:style-name="Sect1" text:name="id0027652298176545353">
        <text:p text:style-name="P11">Copy</text:p>
      </text:section>
      <text:p text:style-name="P1"><text:bookmark text:name="id009178362959537649"/>0</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13T10:10:19.318000000</dc:date>
    <meta:editing-duration>PT7S</meta:editing-duration>
    <meta:editing-cycles>1</meta:editing-cycles>
    <meta:document-statistic meta:table-count="0" meta:image-count="0" meta:object-count="0" meta:page-count="1" meta:paragraph-count="37" meta:word-count="178" meta:character-count="890" meta:non-whitespace-character-count="747"/>
    <meta:generator>LibreOffice/7.2.2.2$Windows_X86_64 LibreOffice_project/02b2acce88a210515b4a5bb2e46cbfb63fe97d56</meta:generator>
  </office:meta>
</office:document-meta>
</file>